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automatic-styles>
    <style:style style:name="co1" style:family="table-column">
      <style:table-column-properties fo:break-before="auto" style:column-width="0.309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1.767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877cm"/>
    </style:style>
    <style:style style:name="co10" style:family="table-column">
      <style:table-column-properties fo:break-before="auto" style:column-width="1.997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54cm" fo:break-before="auto" style:use-optimal-row-height="fals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STIX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0.51pt solid #000000" fo:background-color="#b2b2b2" style:text-align-source="fix" style:repeat-content="false" fo:border-left="1.5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51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1.5pt solid #000000" fo:background-color="#dddddd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TIX" fo:font-size="12pt" style:font-size-asian="12pt" style:font-size-complex="12pt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STIX" fo:font-size="12pt" style:font-size-asian="12pt" style:font-size-complex="12pt"/>
    </style:style>
    <style:style style:name="ce12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0.51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ext-properties style:font-name="STIX" fo:font-size="12pt" style:font-size-asian="12pt" style:font-size-complex="12pt"/>
    </style:style>
    <style:style style:name="ce35" style:family="table-cell" style:parent-style-name="Default">
      <style:text-properties style:font-name="STIX" fo:font-size="12pt" style:font-size-asian="12pt" style:font-size-complex="12pt"/>
    </style:style>
    <style:style style:name="ce16" style:family="table-cell" style:parent-style-name="Default">
      <style:table-cell-properties fo:border-bottom="0.51pt solid #000000" fo:background-color="#dddddd" style:text-align-source="fix" style:repeat-content="false" fo:border-left="0.51pt solid #000000" fo:border-right="1.5pt solid #000000" fo:border-top="1.5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none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0.51pt solid #000000" style:vertical-align="middle"/>
      <style:paragraph-properties fo:text-align="center" fo:margin-left="0cm"/>
      <style:text-properties style:font-name="STIX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vertical-align="middle"/>
      <style:text-properties style:font-name="STIX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TIX" fo:font-size="12pt" style:font-size-asian="12pt" style:font-size-complex="12pt"/>
    </style:style>
    <style:style style:name="T1" style:family="text">
      <style:text-properties style:font-name="STIX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TIX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number-columns-repeated="1015" table:default-cell-style-name="ce1"/>
        <table:table-column table:style-name="co4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∧Q</text:p>
          </table:table-cell>
          <table:table-cell table:style-name="ce12" office:value-type="string" calcext:value-type="string">
            <text:p>P∨Q</text:p>
          </table:table-cell>
          <table:table-cell table:style-name="ce12" office:value-type="string" calcext:value-type="string">
            <text:p>P⊻Q</text:p>
          </table:table-cell>
          <table:table-cell table:style-name="ce12" office:value-type="string" calcext:value-type="string">
            <text:p>P→Q</text:p>
          </table:table-cell>
          <table:table-cell table:style-name="ce16" office:value-type="string" calcext:value-type="string">
            <text:p>P↔Q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V</text:p>
          </table:table-cell>
          <table:table-cell table:style-name="ce17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3"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3"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V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P ou R → Q e S =&gt; ~Q ou ~S → ~P e ~R</text:p>
          </table:table-cell>
          <table:covered-table-cell/>
          <table:covered-table-cell table:number-columns-repeated="2" table:style-name="ce37"/>
          <table:covered-table-cell table:number-columns-repeated="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~Q ou ~S → ~P e ~R</text:p>
          </table:table-cell>
          <table:covered-table-cell/>
          <table:covered-table-cell table:number-columns-repeated="2" table:style-name="ce37"/>
          <table:covered-table-cell table:number-columns-repeated="7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8" table:number-rows-spanned="1"/>
          <table:covered-table-cell/>
          <table:covered-table-cell table:number-columns-repeated="2" table:style-name="ce35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number-columns-repeated="1015" table:default-cell-style-name="ce1"/>
        <table:table-column table:style-name="co4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∧Q</text:p>
          </table:table-cell>
          <table:table-cell table:style-name="ce12" office:value-type="string" calcext:value-type="string">
            <text:p>P∨Q</text:p>
          </table:table-cell>
          <table:table-cell table:style-name="ce12" office:value-type="string" calcext:value-type="string">
            <text:p>P⊻Q</text:p>
          </table:table-cell>
          <table:table-cell table:style-name="ce12" office:value-type="string" calcext:value-type="string">
            <text:p>P→Q</text:p>
          </table:table-cell>
          <table:table-cell table:style-name="ce16" office:value-type="string" calcext:value-type="string">
            <text:p>P↔Q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V</text:p>
          </table:table-cell>
          <table:table-cell table:style-name="ce17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3"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3"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V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( V ∧ F ) =&gt; V → ~ ( F ) =&gt; V → </text:span>V</text:p>
          </table:table-cell>
          <table:covered-table-cell/>
          <table:covered-table-cell table:number-columns-repeated="2" table:style-name="ce37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<text:span text:style-name="T1">V → ~ V ∧ F =&gt; V → F ∧ F =&gt; V → F = F</text:span></text:p>
          </table:table-cell>
          <table:covered-table-cell/>
          <table:covered-table-cell table:number-columns-repeated="2" table:style-name="ce37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<text:span text:style-name="T1">[(p → q) ∨ ~p] ∧ ~q = [(V → F) ∨ ~V] ∧ ~F = [F ∨ F] ∧ V = F ∧ V = F</text:span></text:p>
          </table:table-cell>
          <table:covered-table-cell table:number-columns-repeated="10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0" table:number-rows-spanned="1">
            <text:p>2 + 2 = 4 → 5/2 = 3 =&gt; V → F = F</text:p>
          </table:table-cell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13 + 2 = 10 → 16 + 7 = 9 =&gt; 15 = 10 → 23 = 9 =&gt; F → F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F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V → V = V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p ∨ q = Q =&gt; p ∨ q = F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9" table:number-rows-spanned="1">
            <text:p>[(~P → Q) ^ Q] → ~P</text:p>
          </table:table-cell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V) ^ V] → ~V =&gt; [(F → V) ^ V] → F =&gt; [V ^ V] → F =&gt; V → F = F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V → F) ^ F] → ~V =&gt; [(F → F) ^ F] → F = [V ^ F] → F =&gt; F → F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V) ^ V] → ~F =&gt; [(V → V) ^ V] → V =&gt; [V ^ V] → V =&gt; V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office:value-type="string" calcext:value-type="string" table:number-columns-spanned="11" table:number-rows-spanned="1">
            <text:p>[(~F → F) ^ F] → ~F =&gt; [(V → F) ^ F] → V =&gt; [F ^ F] → V =&gt; F → V = V</text:p>
          </table:table-cell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4" table:number-columns-repeated="1015" table:default-cell-style-name="ce1"/>
        <table:table-column table:style-name="co4" table:default-cell-style-name="ce20"/>
        <table:table-row table:style-name="ro1">
          <table:table-cell/>
          <table:table-cell table:style-name="ce2" office:value-type="string" calcext:value-type="string" table:number-columns-spanned="7" table:number-rows-spanned="1">
            <text:p>∧ ∨ ⊻ → ↔ ¬ ~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12" office:value-type="string" calcext:value-type="string">
            <text:p>P→Q</text:p>
          </table:table-cell>
          <table:table-cell table:style-name="ce12" office:value-type="string" calcext:value-type="string">
            <text:p>(P→Q) ∨ Q</text:p>
          </table:table-cell>
          <table:table-cell table:style-name="ce12" office:value-type="string" calcext:value-type="string">
            <text:p>¬</text:p>
          </table:table-cell>
          <table:table-cell table:style-name="ce12" office:value-type="string" calcext:value-type="string">
            <text:p>¬Q</text:p>
          </table:table-cell>
          <table:table-cell table:style-name="ce16" office:value-type="string" calcext:value-type="string">
            <text:p><text:span text:style-name="T2">P ∧</text:span> (¬Q)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8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8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V</text:p>
          </table:table-cell>
          <table:table-cell table:style-name="ce19" office:value-type="string" calcext:value-type="string">
            <text:p>F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office:value-type="string" calcext:value-type="string" table:number-columns-spanned="8" table:number-rows-spanned="1">
            <text:p>CEJM → PMM =~&gt; CEJM ^ ~PMM</text:p>
          </table:table-cell>
          <table:covered-table-cell/>
          <table:covered-table-cell table:number-columns-repeated="2" table:style-name="ce37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table:number-columns-spanned="8" table:number-rows-spanned="1"/>
          <table:covered-table-cell/>
          <table:covered-table-cell table:number-columns-repeated="2" table:style-name="ce37"/>
          <table:covered-table-cell table:number-columns-repeated="4"/>
          <table:table-cell table:number-columns-repeated="1014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10"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/>
          <table:table-cell table:number-columns-repeated="1012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3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>
          <table:table-cell/>
          <table:table-cell table:style-name="ce25" table:number-columns-spanned="11" table:number-rows-spanned="1"/>
          <table:covered-table-cell table:number-columns-repeated="9" table:style-name="ce30"/>
          <table:covered-table-cell/>
          <table:table-cell table:number-columns-repeated="1011"/>
          <table:table-cell table:style-name="ce1"/>
        </table:table-row>
        <table:table-row table:style-name="ro2" table:number-rows-repeated="14">
          <table:table-cell table:number-columns-repeated="1023"/>
          <table:table-cell table:style-name="ce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4" table:number-columns-repeated="1015" table:default-cell-style-name="ce1"/>
        <table:table-row table:style-name="ro2">
          <table:table-cell/>
          <table:table-cell table:style-name="ce41" office:value-type="string" calcext:value-type="string" table:number-columns-spanned="8" table:number-rows-spanned="1">
            <text:p>∧ ∨ → ↔ ⊻</text:p>
          </table:table-cell>
          <table:covered-table-cell table:number-columns-repeated="7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>
            <text:p>P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12" office:value-type="string" calcext:value-type="string">
            <text:p><text:span text:style-name="T2">Q∨</text:span>R</text:p>
          </table:table-cell>
          <table:table-cell table:style-name="ce12" office:value-type="string" calcext:value-type="string">
            <text:p><text:span text:style-name="T2">P∧(Q∨</text:span>R)</text:p>
          </table:table-cell>
          <table:table-cell table:style-name="ce12" office:value-type="string" calcext:value-type="string">
            <text:p><text:span text:style-name="T2">P↔</text:span>Q</text:p>
          </table:table-cell>
          <table:table-cell table:style-name="ce12" office:value-type="string" calcext:value-type="string">
            <text:p><text:span text:style-name="T2">(P↔Q)∨</text:span>R</text:p>
          </table:table-cell>
          <table:table-cell table:style-name="ce16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number-columns-repeated="4" table:style-name="ce13" office:value-type="string" calcext:value-type="string">
            <text:p>V</text:p>
          </table:table-cell>
          <table:table-cell table:style-name="ce1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F</text:p>
          </table:table-cell>
          <table:table-cell table:number-columns-repeated="4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F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V</text:p>
          </table:table-cell>
          <table:table-cell table:style-name="ce18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V</text:p>
          </table:table-cell>
          <table:table-cell table:style-name="ce1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7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9" table:number-rows-spanned="1"/>
          <table:covered-table-cell table:number-columns-repeated="2"/>
          <table:covered-table-cell table:number-columns-repeated="2" table:style-name="ce37"/>
          <table:covered-table-cell table:number-columns-repeated="4"/>
          <table:table-cell table:number-columns-repeated="1014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25" table:number-columns-spanned="11" table:number-rows-spanned="1"/>
          <table:covered-table-cell table:number-columns-repeated="10"/>
          <table:table-cell table:number-columns-repeated="1012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0" table:number-rows-spanned="1"/>
          <table:covered-table-cell table:number-columns-repeated="9" table:style-name="ce25"/>
          <table:table-cell table:number-columns-repeated="1013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4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>
          <table:table-cell/>
          <table:table-cell table:style-name="ce25" table:number-columns-spanned="12" table:number-rows-spanned="1"/>
          <table:covered-table-cell table:number-columns-repeated="10" table:style-name="ce30"/>
          <table:covered-table-cell/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IX" svg:font-family="STIX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9:54:23.890544480</meta:creation-date>
    <dc:date>2024-04-08T21:39:58.329576142</dc:date>
    <meta:editing-duration>P1DT6H41M21S</meta:editing-duration>
    <meta:editing-cycles>9</meta:editing-cycles>
    <meta:generator>LibreOffice/7.3.7.2$Linux_X86_64 LibreOffice_project/30$Build-2</meta:generator>
    <meta:document-statistic meta:table-count="4" meta:cell-count="188" meta:object-count="0"/>
  </office:meta>
</office:document-meta>
</file>